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c5d" officeooo:paragraph-rsid="00081c5d"/>
    </style:style>
    <style:style style:name="T1" style:family="text">
      <style:text-properties officeooo:rsid="00081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/text:span>您的性别</text:p>
      <text:p text:style-name="Standard">男 <text:tab/>女</text:p>
      <text:p text:style-name="Standard"><text:span text:style-name="T1">2 </text:span>您的年龄</text:p>
      <text:p text:style-name="Standard">小于<text:span text:style-name="T1">16 <text:tab/>16-30 <text:tab/>30-50 <text:tab/>50岁以上</text:span></text:p>
      <text:p text:style-name="Standard"><text:span text:style-name="T1">3 </text:span>亲爱的朋友, 请问您来自哪里</text:p>
      <text:p text:style-name="Standard">上海<text:tab/> 浙江 <text:tab/>江苏<text:tab/>国内<text:tab/> 国外</text:p>
      <text:p text:style-name="Standard"><text:span text:style-name="T1">4 </text:span>您搭乘哪种交通工具来上海海洋水族馆</text:p>
      <text:p text:style-name="Standard">公车或地铁<text:tab/>出租车<text:tab/>私家车<text:tab/>旅行社大巴<text:tab/>其它</text:p>
      <text:p text:style-name="Standard"><text:span text:style-name="T1">5 </text:span>您的收入情况</text:p>
      <text:p text:style-name="P1">1000-2000 2000-5000 5000-8000 8000元以上</text:p>
      <text:p text:style-name="P1"/>
      <text:p text:style-name="P1">6 您通过什么途径知道上海海洋水族馆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1:19:30.962860054</meta:creation-date>
    <dc:date>2014-08-26T11:38:37.667346387</dc:date>
    <meta:editing-duration>PT3M56S</meta:editing-duration>
    <meta:editing-cycles>1</meta:editing-cycles>
    <meta:document-statistic meta:table-count="0" meta:image-count="0" meta:object-count="0" meta:page-count="1" meta:paragraph-count="11" meta:word-count="112" meta:character-count="178" meta:non-whitespace-character-count="149"/>
    <meta:generator>LibreOffice/4.2.4.2$Linux_x86 LibreOffice_project/420m0$Build-2</meta:generator>
  </office:meta>
</office:document-meta>
</file>